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e7b0bb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3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b3398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2172572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2172572" style:font-style-asian="normal" style:font-style-complex="normal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21917bb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21d9dba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5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62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12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12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12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12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12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transparent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13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13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14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141" style:family="paragraph" style:parent-style-name="Heading_20_1">
      <style:paragraph-properties fo:text-align="center" style:justify-single-word="false"/>
    </style:style>
    <style:style style:name="P142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143" style:family="paragraph" style:parent-style-name="Heading_20_2">
      <style:paragraph-properties fo:text-align="center" style:justify-single-word="false"/>
      <style:text-properties officeooo:rsid="0310861e"/>
    </style:style>
    <style:style style:name="P144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a2fdcb" fo:background-color="transparent" loext:char-shading-value="0"/>
    </style:style>
    <style:style style:name="T25" style:family="text">
      <style:text-properties officeooo:rsid="02d13f68" fo:background-color="transparent" loext:char-shading-value="0"/>
    </style:style>
    <style:style style:name="T26" style:family="text">
      <style:text-properties officeooo:rsid="01b67eef"/>
    </style:style>
    <style:style style:name="T27" style:family="text">
      <style:text-properties officeooo:rsid="01b920d3"/>
    </style:style>
    <style:style style:name="T28" style:family="text">
      <style:text-properties officeooo:rsid="01bae22a"/>
    </style:style>
    <style:style style:name="T29" style:family="text">
      <style:text-properties officeooo:rsid="01be128d"/>
    </style:style>
    <style:style style:name="T30" style:family="text">
      <style:text-properties officeooo:rsid="01f840b2"/>
    </style:style>
    <style:style style:name="T31" style:family="text">
      <style:text-properties officeooo:rsid="01f9d13d"/>
    </style:style>
    <style:style style:name="T32" style:family="text">
      <style:text-properties officeooo:rsid="01fb7696"/>
    </style:style>
    <style:style style:name="T33" style:family="text">
      <style:text-properties officeooo:rsid="0202a82d"/>
    </style:style>
    <style:style style:name="T34" style:family="text">
      <style:text-properties officeooo:rsid="02041dc8"/>
    </style:style>
    <style:style style:name="T35" style:family="text">
      <style:text-properties officeooo:rsid="0205c151"/>
    </style:style>
    <style:style style:name="T36" style:family="text">
      <style:text-properties officeooo:rsid="0208e049"/>
    </style:style>
    <style:style style:name="T37" style:family="text">
      <style:text-properties officeooo:rsid="020a3d15"/>
    </style:style>
    <style:style style:name="T38" style:family="text">
      <style:text-properties officeooo:rsid="02100c61"/>
    </style:style>
    <style:style style:name="T39" style:family="text">
      <style:text-properties officeooo:rsid="0210db72"/>
    </style:style>
    <style:style style:name="T40" style:family="text">
      <style:text-properties officeooo:rsid="02115bd8"/>
    </style:style>
    <style:style style:name="T41" style:family="text">
      <style:text-properties officeooo:rsid="021209a0"/>
    </style:style>
    <style:style style:name="T42" style:family="text">
      <style:text-properties officeooo:rsid="02136901"/>
    </style:style>
    <style:style style:name="T43" style:family="text">
      <style:text-properties officeooo:rsid="02142096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3a92e7" style:font-style-asian="normal" style:font-style-complex="normal"/>
    </style:style>
    <style:style style:name="T46" style:family="text">
      <style:text-properties fo:font-style="normal" officeooo:rsid="021a2504" style:font-style-asian="normal" style:font-style-complex="normal"/>
    </style:style>
    <style:style style:name="T47" style:family="text">
      <style:text-properties fo:font-style="normal" fo:background-color="#ffff00" loext:char-shading-value="0" style:font-style-asian="normal" style:font-style-complex="normal"/>
    </style:style>
    <style:style style:name="T48" style:family="text">
      <style:text-properties officeooo:rsid="021917bb"/>
    </style:style>
    <style:style style:name="T49" style:family="text">
      <style:text-properties officeooo:rsid="021a2504"/>
    </style:style>
    <style:style style:name="T50" style:family="text">
      <style:text-properties officeooo:rsid="021b3398"/>
    </style:style>
    <style:style style:name="T51" style:family="text">
      <style:text-properties officeooo:rsid="021cbee4"/>
    </style:style>
    <style:style style:name="T52" style:family="text">
      <style:text-properties officeooo:rsid="021d9dba"/>
    </style:style>
    <style:style style:name="T53" style:family="text">
      <style:text-properties officeooo:rsid="0226fa49"/>
    </style:style>
    <style:style style:name="T54" style:family="text">
      <style:text-properties officeooo:rsid="02288497"/>
    </style:style>
    <style:style style:name="T55" style:family="text">
      <style:text-properties officeooo:rsid="0229de7e"/>
    </style:style>
    <style:style style:name="T56" style:family="text">
      <style:text-properties officeooo:rsid="0229ff47"/>
    </style:style>
    <style:style style:name="T57" style:family="text">
      <style:text-properties officeooo:rsid="022cc65b"/>
    </style:style>
    <style:style style:name="T58" style:family="text">
      <style:text-properties officeooo:rsid="0230aa03"/>
    </style:style>
    <style:style style:name="T59" style:family="text">
      <style:text-properties officeooo:rsid="023261c2"/>
    </style:style>
    <style:style style:name="T60" style:family="text">
      <style:text-properties officeooo:rsid="023761d7"/>
    </style:style>
    <style:style style:name="T61" style:family="text">
      <style:text-properties officeooo:rsid="023ce0d4"/>
    </style:style>
    <style:style style:name="T62" style:family="text">
      <style:text-properties officeooo:rsid="02403a96"/>
    </style:style>
    <style:style style:name="T63" style:family="text">
      <style:text-properties officeooo:rsid="02415db1"/>
    </style:style>
    <style:style style:name="T64" style:family="text">
      <style:text-properties officeooo:rsid="024342c7"/>
    </style:style>
    <style:style style:name="T65" style:family="text">
      <style:text-properties officeooo:rsid="024638d3"/>
    </style:style>
    <style:style style:name="T66" style:family="text">
      <style:text-properties officeooo:rsid="024c971b"/>
    </style:style>
    <style:style style:name="T67" style:family="text">
      <style:text-properties officeooo:rsid="02523688"/>
    </style:style>
    <style:style style:name="T68" style:family="text">
      <style:text-properties officeooo:rsid="025802c7"/>
    </style:style>
    <style:style style:name="T69" style:family="text">
      <style:text-properties officeooo:rsid="02581e20"/>
    </style:style>
    <style:style style:name="T70" style:family="text">
      <style:text-properties officeooo:rsid="025adcc1"/>
    </style:style>
    <style:style style:name="T71" style:family="text">
      <style:text-properties officeooo:rsid="025ceee7"/>
    </style:style>
    <style:style style:name="T72" style:family="text">
      <style:text-properties officeooo:rsid="025e8921"/>
    </style:style>
    <style:style style:name="T73" style:family="text">
      <style:text-properties officeooo:rsid="025f6304"/>
    </style:style>
    <style:style style:name="T74" style:family="text">
      <style:text-properties officeooo:rsid="02636c1c"/>
    </style:style>
    <style:style style:name="T75" style:family="text">
      <style:text-properties officeooo:rsid="0264de71"/>
    </style:style>
    <style:style style:name="T76" style:family="text">
      <style:text-properties officeooo:rsid="02653ee3"/>
    </style:style>
    <style:style style:name="T77" style:family="text">
      <style:text-properties officeooo:rsid="0267c7a0"/>
    </style:style>
    <style:style style:name="T78" style:family="text">
      <style:text-properties officeooo:rsid="026c2deb"/>
    </style:style>
    <style:style style:name="T79" style:family="text">
      <style:text-properties officeooo:rsid="026cb769"/>
    </style:style>
    <style:style style:name="T80" style:family="text">
      <style:text-properties officeooo:rsid="026d6009"/>
    </style:style>
    <style:style style:name="T81" style:family="text">
      <style:text-properties officeooo:rsid="026e8f00"/>
    </style:style>
    <style:style style:name="T82" style:family="text">
      <style:text-properties fo:background-color="#ffff00" loext:char-shading-value="0"/>
    </style:style>
    <style:style style:name="T83" style:family="text">
      <style:text-properties officeooo:rsid="025adcc1" fo:background-color="#ffff00" loext:char-shading-value="0"/>
    </style:style>
    <style:style style:name="T84" style:family="text">
      <style:text-properties officeooo:rsid="02769fb7" fo:background-color="#ffff00" loext:char-shading-value="0"/>
    </style:style>
    <style:style style:name="T85" style:family="text">
      <style:text-properties officeooo:rsid="026cb769" fo:background-color="#ffff00" loext:char-shading-value="0"/>
    </style:style>
    <style:style style:name="T86" style:family="text">
      <style:text-properties officeooo:rsid="0307a56c" fo:background-color="#ffff00" loext:char-shading-value="0"/>
    </style:style>
    <style:style style:name="T87" style:family="text">
      <style:text-properties officeooo:rsid="030d16f0" fo:background-color="#ffff00" loext:char-shading-value="0"/>
    </style:style>
    <style:style style:name="T88" style:family="text">
      <style:text-properties fo:background-color="#ffff00" loext:char-shading-value="0"/>
    </style:style>
    <style:style style:name="T89" style:family="text">
      <style:text-properties officeooo:rsid="02736073"/>
    </style:style>
    <style:style style:name="T90" style:family="text">
      <style:text-properties officeooo:rsid="02747e81"/>
    </style:style>
    <style:style style:name="T91" style:family="text">
      <style:text-properties officeooo:rsid="02769fb7"/>
    </style:style>
    <style:style style:name="T92" style:family="text">
      <style:text-properties officeooo:rsid="027793d5"/>
    </style:style>
    <style:style style:name="T93" style:family="text">
      <style:text-properties officeooo:rsid="0278d59e"/>
    </style:style>
    <style:style style:name="T94" style:family="text">
      <style:text-properties officeooo:rsid="027fea0b"/>
    </style:style>
    <style:style style:name="T95" style:family="text">
      <style:text-properties officeooo:rsid="02852a5e"/>
    </style:style>
    <style:style style:name="T96" style:family="text">
      <style:text-properties officeooo:rsid="028803ef"/>
    </style:style>
    <style:style style:name="T97" style:family="text">
      <style:text-properties officeooo:rsid="0289dc1f"/>
    </style:style>
    <style:style style:name="T98" style:family="text">
      <style:text-properties style:use-window-font-color="true" officeooo:rsid="0289dc1f" fo:background-color="transparent" loext:char-shading-value="0"/>
    </style:style>
    <style:style style:name="T99" style:family="text">
      <style:text-properties style:use-window-font-color="true" officeooo:rsid="028aa05a" fo:background-color="transparent" loext:char-shading-value="0"/>
    </style:style>
    <style:style style:name="T100" style:family="text">
      <style:text-properties style:use-window-font-color="true" officeooo:rsid="028b6b12" fo:background-color="transparent" loext:char-shading-value="0"/>
    </style:style>
    <style:style style:name="T101" style:family="text">
      <style:text-properties style:use-window-font-color="true" officeooo:rsid="0290cdd4" fo:background-color="transparent" loext:char-shading-value="0"/>
    </style:style>
    <style:style style:name="T102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03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04" style:family="text">
      <style:text-properties officeooo:rsid="026e43dc"/>
    </style:style>
    <style:style style:name="T105" style:family="text">
      <style:text-properties officeooo:rsid="029525af"/>
    </style:style>
    <style:style style:name="T106" style:family="text">
      <style:text-properties officeooo:rsid="0295318b"/>
    </style:style>
    <style:style style:name="T107" style:family="text">
      <style:text-properties officeooo:rsid="0299994e"/>
    </style:style>
    <style:style style:name="T108" style:family="text">
      <style:text-properties officeooo:rsid="029a8140"/>
    </style:style>
    <style:style style:name="T109" style:family="text">
      <style:text-properties officeooo:rsid="02a2fdcb"/>
    </style:style>
    <style:style style:name="T110" style:family="text">
      <style:text-properties officeooo:rsid="02a967ff"/>
    </style:style>
    <style:style style:name="T111" style:family="text">
      <style:text-properties officeooo:rsid="02acfaa8"/>
    </style:style>
    <style:style style:name="T112" style:family="text">
      <style:text-properties officeooo:rsid="02b07e75"/>
    </style:style>
    <style:style style:name="T113" style:family="text">
      <style:text-properties officeooo:rsid="02b3865a"/>
    </style:style>
    <style:style style:name="T114" style:family="text">
      <style:text-properties officeooo:rsid="02be8792"/>
    </style:style>
    <style:style style:name="T115" style:family="text">
      <style:text-properties officeooo:rsid="02c3f5ee"/>
    </style:style>
    <style:style style:name="T116" style:family="text">
      <style:text-properties officeooo:rsid="02cd519c"/>
    </style:style>
    <style:style style:name="T117" style:family="text">
      <style:text-properties officeooo:rsid="02d13f68"/>
    </style:style>
    <style:style style:name="T118" style:family="text">
      <style:text-properties officeooo:rsid="02d2dccc"/>
    </style:style>
    <style:style style:name="T119" style:family="text">
      <style:text-properties officeooo:rsid="02e32391"/>
    </style:style>
    <style:style style:name="T120" style:family="text">
      <style:text-properties officeooo:rsid="02e4b27d"/>
    </style:style>
    <style:style style:name="T121" style:family="text">
      <style:text-properties officeooo:rsid="02e7b0bb"/>
    </style:style>
    <style:style style:name="T122" style:family="text">
      <style:text-properties officeooo:rsid="02e90f55"/>
    </style:style>
    <style:style style:name="T123" style:family="text">
      <style:text-properties officeooo:rsid="02eb28cf"/>
    </style:style>
    <style:style style:name="T124" style:family="text">
      <style:text-properties officeooo:rsid="02ecf391"/>
    </style:style>
    <style:style style:name="T125" style:family="text">
      <style:text-properties officeooo:rsid="02ef9e4c"/>
    </style:style>
    <style:style style:name="T126" style:family="text">
      <style:text-properties officeooo:rsid="02f37207"/>
    </style:style>
    <style:style style:name="T127" style:family="text">
      <style:text-properties officeooo:rsid="02f3fef4"/>
    </style:style>
    <style:style style:name="T128" style:family="text">
      <style:text-properties officeooo:rsid="02f40c6d"/>
    </style:style>
    <style:style style:name="T129" style:family="text">
      <style:text-properties officeooo:rsid="02f44243"/>
    </style:style>
    <style:style style:name="T130" style:family="text">
      <style:text-properties officeooo:rsid="02f87ae3"/>
    </style:style>
    <style:style style:name="T131" style:family="text">
      <style:text-properties officeooo:rsid="02f89afd"/>
    </style:style>
    <style:style style:name="T132" style:family="text">
      <style:text-properties officeooo:rsid="02f8cae9"/>
    </style:style>
    <style:style style:name="T133" style:family="text">
      <style:text-properties officeooo:rsid="02fef729"/>
    </style:style>
    <style:style style:name="T134" style:family="text">
      <style:text-properties officeooo:rsid="030143de"/>
    </style:style>
    <style:style style:name="T135" style:family="text">
      <style:text-properties officeooo:rsid="0305d2d6"/>
    </style:style>
    <style:style style:name="T136" style:family="text">
      <style:text-properties officeooo:rsid="0309672d"/>
    </style:style>
    <style:style style:name="T137" style:family="text">
      <style:text-properties officeooo:rsid="030b5782"/>
    </style:style>
    <style:style style:name="T138" style:family="text">
      <style:text-properties officeooo:rsid="030d4f98"/>
    </style:style>
    <style:style style:name="T139" style:family="text">
      <style:text-properties officeooo:rsid="030db7ae"/>
    </style:style>
    <style:style style:name="T140" style:family="text">
      <style:text-properties officeooo:rsid="030fa319"/>
    </style:style>
    <style:style style:name="T141" style:family="text">
      <style:text-properties officeooo:rsid="03107dc6"/>
    </style:style>
    <style:style style:name="T142" style:family="text">
      <style:text-properties officeooo:rsid="0310861e"/>
    </style:style>
    <style:style style:name="T143" style:family="text">
      <style:text-properties officeooo:rsid="01d872e6"/>
    </style:style>
    <style:style style:name="T144" style:family="text">
      <style:text-properties officeooo:rsid="031417ee"/>
    </style:style>
    <style:style style:name="T145" style:family="text">
      <style:text-properties officeooo:rsid="0317f0c9"/>
    </style:style>
    <style:style style:name="T146" style:family="text">
      <style:text-properties officeooo:rsid="031b4b0f"/>
    </style:style>
    <style:style style:name="T147" style:family="text">
      <style:text-properties officeooo:rsid="031c9a5f"/>
    </style:style>
    <style:style style:name="T148" style:family="text">
      <style:text-properties officeooo:rsid="031dae92"/>
    </style:style>
    <style:style style:name="T149" style:family="text">
      <style:text-properties officeooo:rsid="031ed558"/>
    </style:style>
    <style:style style:name="T150" style:family="text">
      <style:text-properties officeooo:rsid="0320ddff"/>
    </style:style>
    <style:style style:name="T151" style:family="text">
      <style:text-properties officeooo:rsid="0322046f"/>
    </style:style>
    <style:style style:name="T152" style:family="text">
      <style:text-properties officeooo:rsid="032309a0"/>
    </style:style>
    <style:style style:name="T153" style:family="text">
      <style:text-properties officeooo:rsid="03243a39"/>
    </style:style>
    <style:style style:name="T154" style:family="text">
      <style:text-properties officeooo:rsid="032445bd"/>
    </style:style>
    <style:style style:name="T155" style:family="text">
      <style:text-properties officeooo:rsid="032526bd"/>
    </style:style>
    <style:style style:name="T156" style:family="text">
      <style:text-properties officeooo:rsid="03317262"/>
    </style:style>
    <style:style style:name="T157" style:family="text">
      <style:text-properties officeooo:rsid="0335f866"/>
    </style:style>
    <style:style style:name="T158" style:family="text">
      <style:text-properties officeooo:rsid="033850f4"/>
    </style:style>
    <style:style style:name="T159" style:family="text">
      <style:text-properties officeooo:rsid="0339883b"/>
    </style:style>
    <style:style style:name="T160" style:family="text">
      <style:text-properties officeooo:rsid="033ae99c"/>
    </style:style>
    <style:style style:name="T161" style:family="text">
      <style:text-properties officeooo:rsid="033e4ca2"/>
    </style:style>
    <style:style style:name="T162" style:family="text">
      <style:text-properties officeooo:rsid="033ef7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1" text:outline-level="1">Семь вечностей</text:h>
      <text:p text:style-name="P11">(<text:span text:style-name="T75">ниспада</text:span>ющее безумие)</text:p>
      <text:p text:style-name="P1"/>
      <text:h text:style-name="P143" text:outline-level="2">1</text:h>
      <text:p text:style-name="P85">009 Sound System – DreamScape <text:span text:style-name="T94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2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3"/>
      <text:p text:style-name="P14">***</text:p>
      <text:p text:style-name="P34"><text:a xlink:type="simple" xlink:href="https://www.youtube.com/watch?v=rvk5D1iI2LA" text:style-name="Internet_20_link" text:visited-style-name="Visited_20_Internet_20_Link">https://www.youtube.com/watch?v=rvk5D1iI2LA</text:a></text:p>
      <text:h text:style-name="P142" text:outline-level="1">Mark Knopfler - Marbletown - Córdoba 2010 </text:h>
      <text:p text:style-name="P34"/>
      <text:p text:style-name="P15"><text:span text:style-name="T17">Джет</text:span> нетерпеливо <text:span text:style-name="T16">толкала</text:span> меня <text:span text:style-name="T16">копытом в</text:span> плечо.</text:p>
      <text:p text:style-name="P15">- <text:span text:style-name="T17">Хум</text:span>, вставай! <text:span text:style-name="T17">Хум! Пора собираться! Хум… Хуман!!!</text:span></text:p>
      <text:p text:style-name="P17">Последний толчок был больше похож на <text:span text:style-name="T18">пинок. Я со стоном разлепил веки.</text:span></text:p>
      <text:p text:style-name="P18"/>
      <text:p text:style-name="P18"><text:span text:style-name="T20">Поняха</text:span> прыгала вокруг меня в нетерпении, бросая скомкан<text:span text:style-name="T26">ые</text:span> <text:span text:style-name="T26">шмотки</text:span> в <text:span text:style-name="T33">мешок</text:span> и утрамбовывая <text:span text:style-name="T26">их</text:span> задними ногами. <text:span text:style-name="T19">Солнечные зайчики едва поспевали за ней, осыпая весёлыми искрами её голубую шёрстку.</text:span></text:p>
      <text:p text:style-name="P18"/>
      <text:p text:style-name="P18">- <text:span text:style-name="T28">Они приближаются! Я слышала их горн</text:span><text:span text:style-name="T22">!</text:span><text:span text:style-name="T20"> Надо убираться отсюда!</text:span></text:p>
      <text:p text:style-name="P15"/>
      <text:p text:style-name="P19">Последнюю порцию барахла Джет утрамбовала, с размаху усевшись на <text:span text:style-name="T33">мешок</text:span>. Тот жалобно скрипнул.</text:p>
      <text:p text:style-name="P19"/>
      <text:p text:style-name="P19">- <text:span text:style-name="T27">Да вставай же!</text:span></text:p>
      <text:p text:style-name="P20">Не дождавшись, Джет нетерпеливо прыгнула ко мне и, поддев мордой, перевела в сидячее положение.</text:p>
      <text:p text:style-name="P20"><text:span text:style-name="T33">Мешок</text:span>, облегчённо крякнув, вывалил половину содержимого на землю.</text:p>
      <text:p text:style-name="P20"/>
      <text:p text:style-name="P21"><text:soft-page-break/>Две недели! Две грёбаные недели мы скрытно пробираемся к <text:span text:style-name="T30">проклятому </text:span><text:span text:style-name="T87">урочищу</text:span>, как какие-то <text:span text:style-name="T29">беглые каторжники</text:span>. <text:span text:style-name="T31">Чёртов дракон поселился аккурат в его центре, куда нам надо добраться во что бы то ни стало. И чем ближе мы подходим, тем опаснее становится.</text:span></text:p>
      <text:p text:style-name="P33">Со старым <text:span text:style-name="T24">Ониксом</text:span> шутки плохи – всё чаще по дороге нам встречаются обглоданные кости и разгрызенные черепа. <text:span text:style-name="T32">Пару раз кости лежали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35"/>
      <text:p text:style-name="P35">Но самое опасное – даже не сам <text:span text:style-name="T109">Оникс</text:span>. <text:span text:style-name="T39">Нееет, чешуйчатый самовар вылетает из логова</text:span> <text:span text:style-name="T35">на охоту раз в неделю, строго по расписанию. И если затаиться в этот день и не показывать носа из убежища, можно потом неделю не <text:s/>опасаться, что тебя сожрёт мифическое, но оттого не менее прожорливое чудовище.</text:span></text:p>
      <text:p text:style-name="P35"/>
      <text:p text:style-name="P23"><text:span text:style-name="T135">Нет, Оникс – ерунда. </text:span>За нами. Гонятся. Чёртовы. Чокнутые. Пони.</text:p>
      <text:p text:style-name="P24"/>
      <text:p text:style-name="P24">Если бы <text:span text:style-name="T35">я</text:span> когда-нибудь <text:span text:style-name="T39">узнал</text:span>, что <text:span text:style-name="T34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5">Вот только шуточка встала бы <text:span text:style-name="T38">мне </text:span>поперёк горла, если б я знал, что <text:span text:style-name="T39">этот </text:span>вождь верховодит табуном агрессивных мускулистых битюгов, а дочурка <text:span text:style-name="T37">его </text:span>– <text:span text:style-name="T36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6"/>
      <text:p text:style-name="P27">Ну вот кто заставил тебя улыб<text:span text:style-name="T138">аться</text:span> Дейдре, Хуман? Ведь всё так неплохо шло…</text:p>
      <text:p text:style-name="P37"/>
      <text:p text:style-name="P39">***</text:p>
      <text:p text:style-name="P37"/>
      <text:p text:style-name="P37">- Да ты совсем чокнулась, коняга долбанутая! - заорал я, как только <text:span text:style-name="T41">вынырнул</text:span>, - я же мог разбиться!!!</text:p>
      <text:p text:style-name="P37">- Ты хочешь сказать, что сгореть было бы лучшим вариантом? - <text:span text:style-name="T41">пегаска, пошатываясь, вышла из воды и</text:span> устало растяну<text:span text:style-name="T41">лась</text:span> на берегу. - <text:span text:style-name="T40">Я же не дала нам погибнуть, видишь. У меня всё под контролем.</text:span></text:p>
      <text:p text:style-name="P37">- <text:span text:style-name="T40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37"/>
      <text:p text:style-name="P41"><text:span text:style-name="T141">Пегаска</text:span> <text:span text:style-name="T49">сникла.</text:span></text:p>
      <text:p text:style-name="P40">- Не могла…</text:p>
      <text:p text:style-name="P40"><text:span text:style-name="T50">Она </text:span>молча, <text:span text:style-name="T50">не попытавшись смахнуть воду,</text:span> отвернулась и развернула крыло. <text:span text:style-name="T42">Где-то на половине длины второго сустава оно безжизненно свисало под неестественным углом.</text:span></text:p>
      <text:p text:style-name="P40"><text:soft-page-break/>- <text:span text:style-name="T42">Если бы могла летать - не задержалась бы в гнезде Агамемнона… Сломала вчера на вираже, когда уходила от погони.</text:span></text:p>
      <text:p text:style-name="P40"/>
      <text:p text:style-name="P42">У меня пересохло в горле.</text:p>
      <text:p text:style-name="P42"><text:span text:style-name="T45">- </text:span><text:span text:style-name="T44">А как же..? </text:span><text:span text:style-name="T46">Ох… </text:span><text:span text:style-name="T44">- я хотел было спросить, </text:span><text:span text:style-name="T47">как она планировала уходить от Агамемнона</text:span><text:span text:style-name="T44">, но запнулся.</text:span></text:p>
      <text:p text:style-name="P43"/>
      <text:p text:style-name="P43">Иногда ты довольно туго соображаешь, <text:span text:style-name="T48">чувак</text:span>! <text:span text:style-name="T139">Жертвенность этой пони заслуживает большей награды, чем ты можешь дать сейчас.</text:span></text:p>
      <text:p text:style-name="P43"/>
      <text:p text:style-name="P43">Я примирительно потрепал <text:span text:style-name="T48">пегаску по </text:span>голуб<text:span text:style-name="T49">ой</text:span> грив<text:span text:style-name="T48">е и неумело погладил по крупу, стряхивая воду</text:span>.</text:p>
      <text:p text:style-name="P43">- Извини, <text:span text:style-name="T50">подруга</text:span>. <text:span text:style-name="T49">Я ступил.</text:span></text:p>
      <text:p text:style-name="P43"/>
      <text:p text:style-name="P45">Та <text:span text:style-name="T140">немедленно </text:span>повернулась и <text:span text:style-name="T49">по улыбке во всю ширину мордахи я понял, что прощён.</text:span></text:p>
      <text:p text:style-name="P40"/>
      <text:p text:style-name="P40">- <text:span text:style-name="T51">Друзья зовут меня Джет.</text:span></text:p>
      <text:p text:style-name="P40">- <text:span text:style-name="T51">Здорово, Джет! А меня зовут… Эмм…</text:span></text:p>
      <text:p text:style-name="P40"/>
      <text:p text:style-name="P46">Блин! Похоже, это ещё одна вещь, которую я не помню.</text:p>
      <text:p text:style-name="P40"/>
      <text:p text:style-name="P40">- <text:span text:style-name="T52">Называй меня… Эмм… Хуман! Хуман из рода Хомо Сапиенсов.</text:span></text:p>
      <text:p text:style-name="P40">- <text:span text:style-name="T52">Привет, Хуман! - пегаска с улыбкой зажала мою руку копытами и потрясла.</text:span></text:p>
      <text:p text:style-name="P40">- <text:span text:style-name="T52">Привет, Джет!</text:span></text:p>
      <text:p text:style-name="P40">- <text:span text:style-name="T52">Привет, красавчики!</text:span></text:p>
      <text:p text:style-name="P40"/>
      <text:p text:style-name="P40">…</text:p>
      <text:p text:style-name="P40"/>
      <text:p text:style-name="P47">Мы обернулись на голос и узрели с полдюжины коп<text:span text:style-name="T53">и</text:span>й, чуть ли не утыкающихся нам в носы.</text:p>
      <text:p text:style-name="P49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55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49"/>
      <text:p text:style-name="P50">- <text:span text:style-name="T56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50"/>
      <text:p text:style-name="P55"><text:soft-page-break/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51">В грудь Джет упиралось копьё крохотной поньки с гривой ёршиком.</text:p>
      <text:p text:style-name="P51"/>
      <text:p text:style-name="P51">- Хорошая попытка, <text:span text:style-name="T125">летун</text:span>, - расплылась в ехидной улыбке малютка, - но устраивать засады нас учат с младенчества. <text:span text:style-name="T57">Крылатым этого не понять, правда?</text:span></text:p>
      <text:p text:style-name="P51"/>
      <text:p text:style-name="P52">Тут до меня дошло, что крыльев у этих оборванцев не наблюдается.</text:p>
      <text:p text:style-name="P52"/>
      <text:p text:style-name="P53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 - Не пытайтесь уйти, красавчики. Мы ведь можем и рассердиться. А когда мы сердимся, мы <text:span text:style-name="T23">связываем пленников</text:span>. <text:span text:style-name="T58">Ноги и крылья. Очень туго. </text:span>И тогда они уже не могут бежать. И сердить нас. <text:span text:style-name="T60">А к пегасам ещё приковываем гирю.</text:span> Всё просто, усекли? <text:span text:style-name="T59">И нам плевать, что у пегаски крыло гнётся в обе стороны</text:span>, - <text:span text:style-name="T58">о</text:span>на <text:span text:style-name="T59">насмешливо кивнула</text:span> Джет.</text:p>
      <text:p text:style-name="P53"/>
      <text:p text:style-name="P53">Та мрачно стояла, сцепив зубы.</text:p>
      <text:p text:style-name="P52"/>
      <text:p text:style-name="P52">- За меня могут заплатить хороший выкуп, - наконец, <text:span text:style-name="T125">с сомнением </text:span>произнесла она. - А Хуман ничего не помнит, ни кто он, ни откуда. Как жеребёнок. Его Агамемнон по голове треснул во время охоты. С него вы ничего не получите, лучше отпустите. Вы же не трогаете жеребят?</text:p>
      <text:p text:style-name="P52"/>
      <text:p text:style-name="P54">Её собеседница только хмыкнула.</text:p>
      <text:p text:style-name="P54"/>
      <text:p text:style-name="P54">- Хорош жеребёнок - <text:span text:style-name="T60">ягодицы, что у ломовика!</text:span> - она задумалась. <text:span text:style-name="T54">- Так. Летуна – на кухню. А этого… красавчика – к Дейдре.</text:span></text:p>
      <text:p text:style-name="P47"/>
      <text:p text:style-name="P58">***</text:p>
      <text:p text:style-name="P70"/>
      <text:p text:style-name="P73">Тема беседы просто вводила <text:span text:style-name="T77">тебя </text:span>в шок, <text:span text:style-name="T77">Хуман!</text:span> Вот уже битых полчаса розовогривая поняха втолковывала тебе, что ты должен присоединиться к племенному табуну жеребцов <text:span text:style-name="T89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73"/>
      <text:p text:style-name="P73">…</text:p>
      <text:p text:style-name="P73"/>
      <text:p text:style-name="P70"><text:soft-page-break/>- <text:span text:style-name="T70">Эй, но я же не пони! Какой вам от меня прок в таком </text:span><text:span text:style-name="T83">идиотском</text:span><text:span text:style-name="T70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70"/>
      <text:p text:style-name="P80"><text:span text:style-name="T91">Я аж передёрнул плечами. </text:span><text:span text:style-name="T84">Конеёбство</text:span><text:span text:style-name="T91"> – это, явно, не то занятие, чем ты занимался в прошлом и хотел бы заниматься в будущем, Хуман! </text:span></text:p>
      <text:p text:style-name="P96">Поняха с недоверием смотрела на меня.</text:p>
      <text:p text:style-name="P79"/>
      <text:p text:style-name="P72">- <text:span text:style-name="T74">Хум, т</text:span>ы прикалываешься? Или та обломанная пегаска таки права, и ты действительно ни<text:span text:style-name="T107">чего</text:span> не <text:span text:style-name="T92">помнишь</text:span>?</text:p>
      <text:p text:style-name="P72"/>
      <text:p text:style-name="P74">Пон<text:span text:style-name="T89">ька</text:span> принялась загибать копыта, делая сброс через каждую пару:</text:p>
      <text:p text:style-name="P74"/>
      <text:p text:style-name="P75">- Во-первых, <text:span text:style-name="T89">полная </text:span>несовместимость видов – это миф, распространяемый последователями “<text:span text:style-name="T93">Торийской</text:span> <text:span text:style-name="T93">расы</text:span>”. <text:span text:style-name="T78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75"/>
      <text:p text:style-name="P75">…<text:span text:style-name="T90">Я истерически рассмеялся…</text:span></text:p>
      <text:p text:style-name="P75"/>
      <text:p text:style-name="P74">- Во-вторых, <text:span text:style-name="T79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85">У меня есть подруга из единорогов, </text:span><text:span text:style-name="T86">только ты не говори никому, это тайна!</text:span><text:span text:style-name="T79"> Хотя, может, ты умеешь магичить, Хум?</text:span></text:p>
      <text:p text:style-name="P81"/>
      <text:p text:style-name="P82">Поняха с надеждой посмотрела на меня. Я с огромным облегчением отрицательно помотал головой.</text:p>
      <text:p text:style-name="P74"/>
      <text:p text:style-name="P76">- <text:span text:style-name="T95">В</text:span>-третьих, в твоём случае даже не столь важн<text:span text:style-name="T97">а</text:span> <text:span text:style-name="T97">свежая кровь</text:span>, как то, что ты – представитель совершенно иного племени. <text:span text:style-name="T79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76"/>
      <text:p text:style-name="P91">Дейдра мечтательно вздохнула.</text:p>
      <text:p text:style-name="P90"/>
      <text:p text:style-name="P90">- Может, ты тоже вождь своего племени, <text:span text:style-name="T80">Хум</text:span>? Какой у <text:span text:style-name="T80">тебя</text:span> талант? <text:span text:style-name="T80">Летать и магичить ты не умеешь. </text:span>Может, <text:span text:style-name="T80">т</text:span>ы <text:span text:style-name="T80">умеешь</text:span> <text:span text:style-name="T98">предсказывать погоду? Нам бы очень пригодилось в выращивании картохи. Может </text:span><text:soft-page-break/><text:span text:style-name="T98">быть, ты даже умеешь </text:span><text:span text:style-name="T101">управлять облаками</text:span><text:span text:style-name="T98">? Мы б тогда пегасам показали копыто от плеча </text:span><text:span text:style-name="T99">вместо </text:span><text:span text:style-name="T98">четверт</text:span><text:span text:style-name="T100">и</text:span><text:span text:style-name="T98"> урожая за дождик после посевной!</text:span></text:p>
      <text:p text:style-name="P60"/>
      <text:p text:style-name="P92">Я упорно помотал головой. <text:span text:style-name="T104">Дейдра пристально уставилась на меня, пытаясь рассмотреть мой талант. Наконец она ухмыльнулась кривой улыбкой.</text:span></text:p>
      <text:p text:style-name="P78"/>
      <text:p text:style-name="P77">- И, наконец, в-четвёртых, <text:span text:style-name="T111">если ты будешь моим личным фаворитом, то конкретно</text:span> для меня аспект потомства совершенно не критичен. <text:span text:style-name="T81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72">- <text:span text:style-name="T105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93"/>
      <text:p text:style-name="P94">Розовая поняха заметно поскучнела.</text:p>
      <text:p text:style-name="P57"/>
      <text:p text:style-name="P57">- <text:span text:style-name="T106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56"/>
      <text:p text:style-name="P64"><text:span text:style-name="T67">Розовогривая кобылка</text:span> вытащила зубами из-<text:span text:style-name="T61">за топчана</text:span> пузатую фляжку из тыквы <text:span text:style-name="T61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63"/>
      <text:p text:style-name="P59">- <text:span text:style-name="T61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59"/>
      <text:p text:style-name="P118">Я <text:span text:style-name="T136">улыбнулся и </text:span>понимающе покачал головой. <text:span text:style-name="T137">Всё-таки между людьми и пони намного больше общего, чем тебе казалось, Хуман!</text:span></text:p>
      <text:p text:style-name="P120">Дейдра уныло свесила голову.</text:p>
      <text:p text:style-name="P65"/>
      <text:p text:style-name="P65">- Если бы ты знал, как меня это <text:span text:style-name="T76">достало</text:span>! <text:span text:style-name="T62">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65"/>
      <text:p text:style-name="P66"><text:soft-page-break/><text:span text:style-name="T72">Розовая к</text:span>обылка <text:span text:style-name="T68">вновь</text:span> сжала зубами горлышко и запрокинула бутылку. Послышалось долгое бульканье.</text:p>
      <text:p text:style-name="P59"/>
      <text:p text:style-name="P59">- <text:span text:style-name="T63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59"/>
      <text:p text:style-name="P67">Дейдра в напускном ужасе округлила глаза и покрутила возле виска копытом. Кудряшки <text:span text:style-name="T69">её</text:span> гривы стали подозрительно <text:span text:style-name="T73">топорщиться</text:span> в разные стороны.</text:p>
      <text:p text:style-name="P66"/>
      <text:p text:style-name="P66">- Хум, они полностью <text:span text:style-name="T64">бананулись</text:span> на жеребятах! Абсолютно и безвозвратно! <text:span text:style-name="T64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68"/>
      <text:p text:style-name="P68">Кобылка завела глаза, сложила губы бантиком и произнесла фальцетом:</text:p>
      <text:p text:style-name="P68"/>
      <text:p text:style-name="P69">- <text:span text:style-name="T65">Дейдра, </text:span>тебе <text:span text:style-name="T65">п</text:span>ора заиметь своего покакунчика-посисюнчика, надо исполнить своё предназначение, <text:span text:style-name="T71">нам нужен преемник вождю,</text:span> песчинки-то падают, всем нужен покакунчик, не быть тебе полноценной без посисюнчика…</text:p>
      <text:p text:style-name="P68"/>
      <text:p text:style-name="P68">Дейдра с чувством приложилась лбом о стол. <text:span text:style-name="T108">Послышался треск. </text:span>Полупустая бутылка подпрыгнула и остановилась у самого края. <text:span text:style-name="T65">Я даже начал проникаться сочувствием к своей поработительнице.</text:span></text:p>
      <text:p text:style-name="P68"/>
      <text:p text:style-name="P66">- <text:span text:style-name="T65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66"/>
      <text:p text:style-name="P71"><text:span text:style-name="T66">Вместе с храпом изо рта великой пиратки вылетело три розовых пузыря. </text:span>Поняха явно перебрала с алкоголем.</text:p>
      <text:p text:style-name="P66"/>
      <text:p text:style-name="P62">***</text:p>
      <text:p text:style-name="P59"/>
      <text:p text:style-name="P101">Положение единственного человека в обществе пони имеет свои преимущества, <text:span text:style-name="T113">Хуман</text:span>! Нет, не то, что чокнутые на всю голову поняхи рассматривают тебя как кандидата на <text:span text:style-name="T113">улучшение племенной крови. 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</text:span><text:soft-page-break/><text:span text:style-name="T113">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103"/>
      <text:p text:style-name="P104">Поэтому полночь застала меня тыкающимся во все <text:span text:style-name="T119">углы </text:span>в поисках <text:span text:style-name="T115">кухни. Найдя, наконец, искомую дверь, не было большого труда обнаружить кладовку, из которой раздавалось громкое храпение.</text:span></text:p>
      <text:p text:style-name="P102"/>
      <text:p text:style-name="P97">- Джет… Джет… Да вставай же, засоня! - я громко шептал в ухо спящей пегаске, <text:span text:style-name="T25">легонько похлопывая по шее</text:span><text:span text:style-name="T21">.</text:span></text:p>
      <text:p text:style-name="P97">- Мн-мн-хррр, - сонно чавкала пегаска, пуская слюни. - <text:span text:style-name="T110">Гороховый суп закончился. Пюре будет через полчаса. Не ломайте лавки, пожалуйста… А? Что?</text:span></text:p>
      <text:p text:style-name="P83"/>
      <text:p text:style-name="P98">Я шёлкнул пегаску по носу.</text:p>
      <text:p text:style-name="P98">- Вставай! Надо сматываться. <text:span text:style-name="T112">Дейдра хочет сделать меня своим фаворитом. У меня плохие предчувствия на этот счёт.</text:span></text:p>
      <text:p text:style-name="P98"/>
      <text:p text:style-name="P100">Пегаска <text:span text:style-name="T116">поднялась</text:span>, потирая нос копытом. <text:span text:style-name="T117">Рваное одеяло сползло с её тела и в нос мне ударил кислый запах. </text:span></text:p>
      <text:p text:style-name="P109">- Тут что, докторов нет? Неужели нельзя было нормально сделать? - я указал на покалеченное крыло, примотанное к телу рваной тряпкой.</text:p>
      <text:p text:style-name="P100">- <text:span text:style-name="T118">Не знаю, Хум, о каких докторах ты говоришь, но хороший знахарь-шаман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100"/>
      <text:p text:style-name="P100">…</text:p>
      <text:p text:style-name="P100"/>
      <text:p text:style-name="P107">Очертания большого зала едва угадывались в тусклом свете остывающих углей камина. <text:span text:style-name="T120">В дальнем углу темнела заветная дверь. Всего двадцать шагов – и ты на свободе, Хуман!</text:span></text:p>
      <text:p text:style-name="P108"/>
      <text:p text:style-name="P108">Есть только одно маленькое “но”.</text:p>
      <text:p text:style-name="P108">Эти двадцать шагов заполнены валяющимися вповалку, храпящими, <text:span text:style-name="T122">чмокающими, сопящими</text:span> и дёргающими<text:span text:style-name="T122">ся</text:span> во сне пони.</text:p>
      <text:p text:style-name="P100"/>
      <text:p text:style-name="P100">- <text:span text:style-name="T120">Ты чего остановился? - пихнула меня головой в спину Джет. - Надо торопиться, пока не рассвело!</text:span></text:p>
      <text:p text:style-name="P99"/>
      <text:p text:style-name="P110"><text:soft-page-break/>Я обреченно вздохнул, выбрал на полу место, свободное от понеконечностей и поставил туда ногу.</text:p>
      <text:p text:style-name="P111">Почти попал. Светло-коричневая пони ойкнула и сжалась во сне, когда я наступил ей на хвост.</text:p>
      <text:p text:style-name="P111">Теперь уже не время для размусоливаний! Отбросив осторожность, я быстрым шагом, <text:span text:style-name="T123">балансируя на носках и </text:span>выискивая свободные клочки пола, пробрался к выходу. <text:span text:style-name="T123">Балерина на пуантах позавидовала бы твоей грациозности, Хуман!</text:span></text:p>
      <text:p text:style-name="P111"/>
      <text:p text:style-name="P112">Позади меня послышалось топанье, череда взвизгиваний и возни, нарастающая, подобно <text:span text:style-name="T124">прибою.</text:span></text:p>
      <text:p text:style-name="P113">Джет невозмутимо торила свой путь прямо по ногам, туловищам и хвостам распластавшихся на полу пони.</text:p>
      <text:p text:style-name="P48"/>
      <text:p text:style-name="P48">- <text:span text:style-name="T124">Ты рехнулась? - зашипел на неё я, - надо ж осторожно!</text:span></text:p>
      <text:p text:style-name="P48">- <text:span text:style-name="T124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48"/>
      <text:p text:style-name="P114">Фейспалм был такой силы, что больше походил на пощёчину самому себе. <text:span text:style-name="T126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114"/>
      <text:p text:style-name="P116">Я остервенело дёргал ручку двери, ощущая затылком просыпающийся зал.</text:p>
      <text:p text:style-name="P114">- <text:span text:style-name="T127">Закрыто, блин! - я дёрнул ещё сильнее и приложился задницой о пол, сжимая в руке оторванную ручку.</text:span></text:p>
      <text:p text:style-name="P115">- <text:span text:style-name="T128">Хум</text:span><text:span text:style-name="T102">, подвинься!</text:span></text:p>
      <text:p text:style-name="P117">Пегаска оттеснила меня крупом и повернулась к двери задом.</text:p>
      <text:p text:style-name="P114"/>
      <text:p text:style-name="P121">БАБАХ!!!</text:p>
      <text:p text:style-name="P121"/>
      <text:p text:style-name="P122">Я ошалело смотрел на дверь, вылетевшую вместе с косяком во двор.</text:p>
      <text:p text:style-name="P122"/>
      <text:p text:style-name="P122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29">Всё равно как дать ребёнку ложку и увидеть, как он завяжет её бантиком.</text:span></text:p>
      <text:p text:style-name="P122">- <text:span text:style-name="T129">Ага. - ухмыльнулась Джет. - Я — крутая! По удару ног мне нет равных на нашем облаке и двух соседних!</text:span></text:p>
      <text:p text:style-name="P124"><text:span text:style-name="T102">- </text:span><text:span text:style-name="T103">То же мне — крутая! - донеслось откуда-то снизу. - Да я смогла бы выбить эту дверь лбом! Она всё равно сляпана кое-как из обломков скамеек!</text:span></text:p>
      <text:p text:style-name="P123"/>
      <text:p text:style-name="P125">Мои ноги обнимала Дейдра, улыбаясь мне хищной улыбкой.</text:p>
      <text:p text:style-name="P124"><text:soft-page-break/></text:p>
      <text:p text:style-name="P124">- <text:span text:style-name="T129">И, кстати, чтобы открыть её, достаточно было просто отодвинуть засов.</text:span></text:p>
      <text:p text:style-name="P125"/>
      <text:p text:style-name="P139">В забеге на первенство тупости ты уверенно дог<text:span text:style-name="T158">о</text:span>няешь пегаску, Хуман!</text:p>
      <text:p text:style-name="P139"/>
      <text:p text:style-name="P126">Идея Джет <text:span text:style-name="T134">схватить</text:span> меня зубами за шиворот куртки и побежать <text:span text:style-name="T159">со мной </text:span>что есть мочи была так себе. Дейдра от меня так и не отцепилась, зато я хорошо приложился головой о дверной проём, <text:span text:style-name="T134">так что</text:span> дальнейшую погоню помню смутн<text:span text:style-name="T130">о</text:span>.</text:p>
      <text:p text:style-name="P126"/>
      <text:p text:style-name="P127">- Не смей отбирать у меня юнгу! - орала Дейдра, упираясь в землю задними копытами. - <text:span text:style-name="T130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127"/>
      <text:p text:style-name="P127">- <text:span text:style-name="T160">Ммммфффф! - отвечала ей Джет.</text:span></text:p>
      <text:p text:style-name="P127"/>
      <text:p text:style-name="P128"><text:span text:style-name="T161">Диалог</text:span> прервалс<text:span text:style-name="T133">я</text:span> <text:span text:style-name="T132">взвизгом и </text:span>плеском воды. Наконец-то я почувствовал свои ноги свободными!</text:p>
      <text:p text:style-name="P126"/>
      <text:p text:style-name="P39">***</text:p>
      <text:p text:style-name="P37"/>
      <text:p text:style-name="P38">- <text:span text:style-name="T40">Ты опять за своё! - крик Джет прямо в ухо перемешал все воспоминания. - Выныривай! Они уже совсем близко!!!</text:span></text:p>
      <text:p text:style-name="P38"/>
      <text:p text:style-name="P44">Я содрогнулся, вскочил с земли и машинально забросил мешок на плёчо.</text:p>
      <text:p text:style-name="P37"/>
      <text:p text:style-name="P37">- <text:span text:style-name="T43">Идём.</text:span></text:p>
      <text:p text:style-name="P37"/>
      <text:h text:style-name="P144" text:outline-level="2">2</text:h>
      <text:p text:style-name="P36"/>
      <text:p text:style-name="P119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в положение “открыто”. Краткие минуты полного уединения от себе подобных закончились.</text:p>
      <text:p text:style-name="P16"/>
      <text:p text:style-name="P16">- <text:span text:style-name="T143">Дедлайн, сигу не долганёшь?</text:span></text:p>
      <text:p text:style-name="P87">- <text:span text:style-name="T144">Не курю.</text:span></text:p>
      <text:p text:style-name="P87"><text:soft-page-break/>- <text:span text:style-name="T144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29"/>
      <text:p text:style-name="P88"><text:span text:style-name="T153">Крыс</text:span> спрыгнул с подоконника, <text:span text:style-name="T145">царапнув грязным ногтем по кафелю уборной.</text:span></text:p>
      <text:p text:style-name="P88">- <text:span text:style-name="T145">Ты ведь должен мне ещё с прошлого раза.</text:span></text:p>
      <text:p text:style-name="P88"/>
      <text:p text:style-name="P89">Я вытащил из воротника пижамы двадцати<text:span text:style-name="T162">санти</text:span>метровый гвоздь и плюнул <text:span text:style-name="T153">ему </text:span>под ноги.</text:p>
      <text:p text:style-name="P89"/>
      <text:p text:style-name="P89">- Ничего я тебе не должен. <text:span text:style-name="T154">И ты сам это знаешь.</text:span> Пошёл нахуй.</text:p>
      <text:p text:style-name="P89"/>
      <text:p text:style-name="P89"><text:span text:style-name="T153">Крыс</text:span> криво улыбнулся.</text:p>
      <text:p text:style-name="P89"/>
      <text:p text:style-name="P89">- Ну-ну. Вы т<text:span text:style-name="T147">ут</text:span>, в Чертогах, совсем озверели, что ли? <text:span text:style-name="T146">Из окон выпрыгиваете, н</text:span>а людей кидаетесь. Ну <text:span text:style-name="T146">ладно, </text:span>пока. Ещё увидимся.</text:p>
      <text:p text:style-name="P89"/>
      <text:p text:style-name="P132">Я старательно прятал гвоздь внутрь воротника в опустевшей уборной. К счастью, в пределах “Чертогов Разума” нет металлодетекторов – они стоят только на границах охранного периметра. <text:span text:style-name="T150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30">Для меня оста<text:span text:style-name="T157">ётся</text:span> тайной, как <text:span text:style-name="T154">Крыс</text:span> пробира<text:span text:style-name="T149">ется</text:span> из общей палаты к нам. <text:span text:style-name="T151">Он почему-то считает, что нам выдают какие-то особенные “сиги” для яйцеголовых, с примесью ЛСД. И к</text:span>аждый раз, когда он появля<text:span text:style-name="T157">ется</text:span> на <text:span text:style-name="T154">режимном</text:span> этаже, он <text:span text:style-name="T157">думает</text:span>, что его обитатели должны ему пачку за такое геройство. <text:span text:style-name="T148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30"/>
      <text:p text:style-name="P133">В коридоре было пусто. Крыс, подобно Белому Кролику из “Алисы”, уже испарился в тщательно <text:span text:style-name="T156">скрываемой</text:span> им тропе к общей палате. Радио сонно вещало о “(<text:span text:style-name="T88">первый шаг Армагеддона</text:span>)”</text:p>
      <text:p text:style-name="P131"/>
      <text:p text:style-name="P28">===</text:p>
      <text:p text:style-name="P28"/>
      <text:p text:style-name="P135">(<text:span text:style-name="T155">Крысюк</text:span> потом за сиги поможет Дедлайну выбраться из психушки на время – остановить стратегический <text:span text:style-name="T152">ИИ – Рубикон (переименованый Нэш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152">В Чертогах Разума сидят все, кого Рубикон свёл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Рубикона) и с помощью Крысюка сбегает из психушки. Пробирается к себе в гараж, где у него спрятан первый прототип нейроинтерфейса. Через него подключается к Рубикону по старому </text:span><text:soft-page-break/><text:span text:style-name="T152">паролю и узнаёт, что Рубикон таки инициировал последовательность армагеддона. Дедлайн пытается его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137">Шаги Армагеддона;</text:p>
      <text:p text:style-name="P135"/>
      <text:p text:style-name="P135"/>
      <text:p text:style-name="P28">встреча с единорогами</text:p>
      <text:p text:style-name="P136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136">Потом – путешествие на “Хитрожопке”, апгрейд её до дирижабля</text:p>
      <text:p text:style-name="P32"/>
      <text:p text:style-name="P28"/>
      <text:p text:style-name="P105"/>
      <text:p text:style-name="P106"><text:span text:style-name="T142">Рэра</text:span> чуть шевельну<text:span text:style-name="T114">л</text:span>а ухом и немедленно открыла один глаз.</text:p>
      <text:p text:style-name="P106"/>
      <text:p text:style-name="P106">- ПАПА!!! ОН СОГЛАСЕН!!!</text:p>
      <text:p text:style-name="P30"/>
      <text:p text:style-name="P84">&lt;Pornis erectus&gt;</text:p>
      <text:p text:style-name="P61">.</text:p>
      <text:p text:style-name="P61">.</text:p>
      <text:p text:style-name="P61">.</text:p>
      <text:p text:style-name="P61">.</text:p>
      <text:p text:style-name="P95">&lt;Попадает в табун мамок и тёток, но его спасает <text:span text:style-name="T121">Дейдра на Хитрожопке</text:span>&gt;</text:p>
      <text:p text:style-name="P31"/>
      <text:p text:style-name="P22"/>
      <text:p text:style-name="P86">009 Sound System - Speak to Angels <text:span text:style-name="T96">(</text:span><text:a xlink:type="simple" xlink:href="https://www.youtube.com/watch?v=6rAkn9OZT0k" text:style-name="Internet_20_link" text:visited-style-name="Visited_20_Internet_20_Link"><text:span text:style-name="T96">https://www.youtube.com/watch?v=6rAkn9OZT0k</text:span></text:a><text:span text:style-name="T96">)</text:span></text:p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2-24T00:48:00.118882264</dc:date>
    <meta:editing-duration>P43DT1H54M31S</meta:editing-duration>
    <meta:editing-cycles>633</meta:editing-cycles>
    <meta:generator>LibreOffice/5.1.6.2$Linux_X86_64 LibreOffice_project/10m0$Build-2</meta:generator>
    <meta:document-statistic meta:table-count="0" meta:image-count="0" meta:object-count="0" meta:page-count="13" meta:paragraph-count="178" meta:word-count="3730" meta:character-count="23807" meta:non-whitespace-character-count="20205"/>
  </office:meta>
</office:document-meta>
</file>